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AYME TICONA, VICTOR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6750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3213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AYME TICONA, VICTOR RAU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6750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6750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9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80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0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87922</text:p>
          </table:table-cell>
          <table:table-cell table:style-name="Tabla2.D3" office:value-type="string">
            <text:p text:style-name="P23">5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1/08/2021</text:p>
          </table:table-cell>
          <table:table-cell table:style-name="Tabla2.A4" office:value-type="string">
            <text:p text:style-name="P22">73442</text:p>
          </table:table-cell>
          <table:table-cell table:style-name="Tabla2.D4" office:value-type="string">
            <text:p text:style-name="P23">30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realizo un adelanto para realizar la separación de sus aves para el mes de septiembre, realizara el pago del saldo cuando le confirme el precio vigente del mes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5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0:11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